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0.7</text:p>
          </table:table-cell>
          <table:table-cell table:number-columns-repeated="1020"/>
        </table:table-row>
        <table:table-row table:style-name="ro1">
          <table:table-cell office:value-type="string">
            <text:p>J14</text:p>
          </table:table-cell>
          <table:table-cell office:value-type="float" office:value="83.38566">
            <text:p>83.38566</text:p>
          </table:table-cell>
          <table:table-cell office:value-type="float" office:value="117.63502">
            <text:p>117.63502</text:p>
          </table:table-cell>
          <table:table-cell table:number-columns-repeated="1021"/>
        </table:table-row>
        <table:table-row table:style-name="ro1">
          <table:table-cell office:value-type="string">
            <text:p>J19</text:p>
          </table:table-cell>
          <table:table-cell office:value-type="float" office:value="83.38566">
            <text:p>83.38566</text:p>
          </table:table-cell>
          <table:table-cell office:value-type="float" office:value="134.14502">
            <text:p>134.14502</text:p>
          </table:table-cell>
          <table:table-cell table:number-columns-repeated="1021"/>
        </table:table-row>
        <table:table-row table:style-name="ro1">
          <table:table-cell office:value-type="string">
            <text:p>J13</text:p>
          </table:table-cell>
          <table:table-cell office:value-type="float" office:value="83.38566">
            <text:p>83.38566</text:p>
          </table:table-cell>
          <table:table-cell office:value-type="float" office:value="149.38502">
            <text:p>149.3850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13</text:p>
          </table:table-cell>
          <table:table-cell office:value-type="float" office:value="176.20996">
            <text:p>176.20996</text:p>
          </table:table-cell>
          <table:table-cell office:value-type="float" office:value="80.36306">
            <text:p>80.36306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4-12-12T17:17:11</meta:creation-date>
    <dc:date>2014-12-12T17:22:47</dc:date>
    <dc:creator>Adrian Bowyer</dc:creator>
    <meta:editing-duration>P0D</meta:editing-duration>
    <meta:editing-cycles>1</meta:editing-cycles>
    <meta:document-statistic meta:table-count="3" meta:cell-count="16" meta:object-count="0"/>
    <meta:generator>LibreOffice/3.5$Linux_X86_64 LibreOffice_project/350m1$Build-2</meta:generator>
  </office:meta>
</office:document-meta>
</file>